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" manifest:media-type="application/octet-stream"/>
  <manifest:file-entry manifest:full-path="layout-cache" manifest:media-type="application/binary"/>
  <manifest:file-entry manifest:full-path="Thumbnails/thumbnail.png" manifest:media-type="image/png"/>
  <manifest:file-entry manifest:full-path="manifest.rdf" manifest:media-type="application/rdf+xml"/>
  <manifest:file-entry manifest:full-path="Object 1" manifest:media-type="application/octet-stream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3" manifest:media-type="application/octet-stream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a8" style:family="table">
      <style:table-properties style:width="13.936cm" fo:margin-left="0.751cm" table:align="left"/>
    </style:style>
    <style:style style:name="Tabela8.A" style:family="table-column">
      <style:table-column-properties style:column-width="2.748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002cm"/>
    </style:style>
    <style:style style:name="Tabela8.E" style:family="table-column">
      <style:table-column-properties style:column-width="3.5cm"/>
    </style:style>
    <style:style style:name="Tabela8.G" style:family="table-column">
      <style:table-column-properties style:column-width="2.438cm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96cm" fo:margin-left="0.751cm" table:align="left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cm"/>
    </style:style>
    <style:style style:name="Tabela9.F" style:family="table-column">
      <style:table-column-properties style:column-width="0.751cm"/>
    </style:style>
    <style:style style:name="Tabela9.G" style:family="table-column">
      <style:table-column-properties style:column-width="2.496cm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96cm" fo:margin-left="0.751cm" table:align="left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cm"/>
    </style:style>
    <style:style style:name="Tabela10.F" style:family="table-column">
      <style:table-column-properties style:column-width="0.751cm"/>
    </style:style>
    <style:style style:name="Tabela10.G" style:family="table-column">
      <style:table-column-properties style:column-width="2.496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" style:family="paragraph" style:parent-style-name="Sumário_20_-_20_Capítulo">
      <style:paragraph-properties fo:margin-left="0cm" fo:margin-right="-0.753cm" fo:text-indent="0cm" style:auto-text-indent="false"/>
    </style:style>
    <style:style style:name="P5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</style:style>
    <style:style style:name="P6" style:family="paragraph" style:parent-style-name="Texto_20_Normal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Texto_20_Normal">
      <style:paragraph-properties fo:margin-left="0.058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9" style:family="paragraph" style:parent-style-name="Texto_20_Normal" style:master-page-name="MP3">
      <style:paragraph-properties fo:margin-top="0cm" fo:margin-bottom="0cm" loext:contextual-spacing="false" fo:text-align="end" style:justify-single-word="false" style:page-number="1" fo:break-before="page"/>
    </style:style>
    <style:style style:name="P10" style:family="paragraph" style:parent-style-name="Texto_20_Normal" style:master-page-name="MP4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 fo:break-before="page">
        <style:tab-stops/>
      </style:paragraph-properties>
    </style:style>
    <style:style style:name="P11" style:family="paragraph" style:parent-style-name="Cabeçalho_20_Capa_20_1" style:master-page-name="MP0">
      <style:paragraph-properties style:page-number="auto" fo:break-before="page"/>
    </style:style>
    <style:style style:name="P12" style:family="paragraph" style:parent-style-name="Sumário_20_-_20_Capítulo" style:master-page-name="MP1">
      <style:paragraph-properties style:page-number="auto" fo:break-before="page"/>
    </style:style>
    <style:style style:name="P13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14" style:family="paragraph" style:parent-style-name="Heading_20_1" style:list-style-name="WWNum1"/>
    <style:style style:name="P15" style:family="paragraph" style:parent-style-name="Heading_20_1" style:list-style-name="WWNum1" style:master-page-name="MP2">
      <style:paragraph-properties style:page-number="1" fo:break-before="page"/>
    </style:style>
    <style:style style:name="P16" style:family="paragraph" style:parent-style-name="Heading_20_2" style:list-style-name="WWNum1"/>
    <style:style style:name="P17" style:family="paragraph" style:parent-style-name="Heading_20_3" style:list-style-name="WWNum1"/>
    <style:style style:name="P18" style:family="paragraph" style:parent-style-name="Item">
      <style:text-properties officeooo:rsid="00073249" officeooo:paragraph-rsid="00073249"/>
    </style:style>
    <style:style style:name="P19" style:family="paragraph" style:parent-style-name="Numerada" style:list-style-name="WWNum3">
      <style:paragraph-properties fo:margin-left="1.501cm" fo:margin-right="0cm" fo:text-indent="-0.508cm" style:auto-text-indent="false">
        <style:tab-stops/>
      </style:paragraph-properties>
    </style:style>
    <style:style style:name="P20" style:family="paragraph" style:parent-style-name="Requisito" style:list-style-name="L1">
      <style:paragraph-properties fo:margin-left="1.02cm" fo:margin-right="0cm" fo:text-indent="0cm" style:auto-text-indent="false">
        <style:tab-stops/>
      </style:paragraph-properties>
    </style:style>
    <style:style style:name="T1" style:family="text">
      <style:text-properties style:language-asian="en" style:country-asian="US"/>
    </style:style>
    <style:style style:name="T2" style:family="text">
      <style:text-properties style:language-asian="pt" style:country-asian="BR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pt" style:country-asian="BR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Times New Roman" fo:font-weight="normal" style:letter-kerning="false" style:font-name-asian="NSimSun" style:font-weight-asian="normal"/>
    </style:style>
    <style:style style:name="T8" style:family="text">
      <style:text-properties fo:font-weight="bold" style:font-weight-asian="bold"/>
    </style:style>
    <style:style style:name="T9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-left="0.25cm" fo:padding-right="0.25cm" fo:padding-top="0.125cm" fo:padding-bottom="0.125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Quadro1" text:anchor-type="paragraph" svg:x="0.053cm" svg:y="2cm" svg:width="15.926cm" style:rel-width="scale" svg:height="25.658cm" style:rel-height="scale" draw:z-index="0"><draw:text-box><text:p text:style-name="Título_20_Capa_20_2">Documento de Requisitos<text:line-break/>Dr. Saúde</text:p><text:p text:style-name="Versão">Versão 1.0 - setembro de 2019</text:p></draw:text-box></draw:frame></text:p>
      <text:p text:style-name="P12">Ficha Técnica</text:p>
      <text:p text:style-name="P3">Equipe Responsável pela Elaboração</text:p>
      <text:p text:style-name="Item">Fabricio Andrade Fonseca<text:tab/>Desenvolvedor</text:p>
      <text:p text:style-name="P18">Luccas Pedroso Desenvolvedor</text:p>
      <text:p text:style-name="P4">Sumário</text:p>
      <text:p text:style-name="Contents_20_1">Introdução<text:tab/>P<text:a xlink:type="simple" xlink:href="#__RefHeading___Toc490910515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Convenções, termos e abreviações<text:tab/>P<text:a xlink:type="simple" xlink:href="#__RefHeading___Toc490910517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P5">1.Prioridades dos Requisitos<text:tab/>P<text:a xlink:type="simple" xlink:href="#__RefHeading___Toc490910519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Referências<text:tab/>P<text:a xlink:type="simple" xlink:href="#__RefHeading___Toc490910520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1">CAPÍTULO 1 - Descrição geral do sistema<text:tab/>C1 . P<text:a xlink:type="simple" xlink:href="#__RefHeading___Toc490910521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1">CAPÍTULO 2 - Requisitos não funcionais<text:tab/>C2 . P<text:a xlink:type="simple" xlink:href="#__RefHeading___Toc490910535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Usabilidade<text:tab/>C2 . P<text:a xlink:type="simple" xlink:href="#__RefHeading___Toc490910536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3">[NF001] Interface prática<text:tab/>C2 . P<text:a xlink:type="simple" xlink:href="#__RefHeading___Toc490910537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Segurança<text:tab/>C2 . P<text:a xlink:type="simple" xlink:href="#__RefHeading___Toc490910543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3">[NF002] Segurança do banco de dados<text:tab/>C2 . P<text:a xlink:type="simple" xlink:href="#__RefHeading___Toc490910544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2">Padrões<text:tab/>C2 . P<text:a xlink:type="simple" xlink:href="#__RefHeading___Toc490910547" office:target-frame-name="_top" xlink:show="replace" text:style-name="Internet_20_link" text:visited-style-name="Visited_20_Internet_20_Link"><text:span text:style-name="Fonte_20_parág._20_padrão"><text:span text:style-name="T2">2</text:span></text:span></text:a></text:p>
      <text:p text:style-name="Contents_20_3">[NF003] Padrão MVC<text:tab/>C2 . <text:span text:style-name="Fonte_20_parág._20_padrão"><text:span text:style-name="T3">P</text:span></text:span><text:a xlink:type="simple" xlink:href="#__RefHeading___Toc490910548" office:target-frame-name="_top" xlink:show="replace" text:style-name="Internet_20_link" text:visited-style-name="Visited_20_Internet_20_Link"><text:span text:style-name="Fonte_20_parág._20_padrão"><text:span text:style-name="T4">2</text:span></text:span></text:a></text:p>
      <text:list xml:id="list628500973" text:style-name="WWNum1">
        <text:list-item text:start-value="1">
          <text:p text:style-name="P15"><text:bookmark-start text:name="__RefHeading___Toc490910515"/>Introdução<text:bookmark-end text:name="__RefHeading___Toc490910515"/></text:p>
        </text:list-item>
      </text:list>
      <text:p text:style-name="Texto_20_Normal">Este documento especifica o Sistema de Gerenciamento de unidades medicas, fornecendo aos desenvolvedores as informações necessárias para o projeto e implementação, assim como para a realização dos testes e homologação do sistema.</text:p>
      <text:list xml:id="list154515798994685" text:continue-numbering="true" text:style-name="WWNum1">
        <text:list-item>
          <text:list>
            <text:list-item>
              <text:p text:style-name="P16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_20_Normal">A correta interpretação deste documento exige o conhecimento de algumas convenções e termos específicos, que são descritos a seguir.</text:p>
      <text:list xml:id="list154515748988746" text:continue-numbering="true" text:style-name="WWNum1">
        <text:list-item>
          <text:list>
            <text:list-item>
              <text:list>
                <text:list-item>
                  <text:p text:style-name="P17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</text:p>
      <text:list xml:id="list2342758258" text:style-name="WWNum2">
        <text:list-item>
          <text:p text:style-name="P13">Essencial <text:span text:style-name="Fonte_20_parág._20_padrão"><text:span text:style-name="T5">é o requisito sem o qual o sistema não entra em funcionamento. Requisitos essenciais são requisitos imprescindíveis, que têm que ser implementados impreterivelmente.</text:span></text:span></text:p>
        </text:list-item>
        <text:list-item>
          <text:p text:style-name="P13">Importante <text:span text:style-name="Fonte_20_parág._20_padrão"><text:span text:style-name="T5">é o requisito sem o qual o sistema entra em funcionamento, mas de forma não satisfatória. Requisitos importantes devem ser implementados, mas, se não forem, o sistema poderá ser implantado e usado mesmo assim.</text:span></text:span></text:p>
        </text:list-item>
        <text:list-item>
          <text:p text:style-name="P13">Desejável<text:span text:style-name="Fonte_20_parág._20_padrão">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span></text:p>
        </text:list-item>
      </text:list>
      <text:list xml:id="list154326798218837" text:style-name="WWNum1">
        <text:list-item>
          <text:list>
            <text:list-item>
              <text:p text:style-name="P16"><text:bookmark-start text:name="_Ref471394537"/><text:bookmark-start text:name="__RefHeading___Toc490910520"/>Referências<text:bookmark-end text:name="_Ref471394537"/><text:bookmark-end text:name="__RefHeading___Toc490910520"/></text:p>
            </text:list-item>
          </text:list>
        </text:list-item>
      </text:list>
      <text:list xml:id="list2165475144" text:style-name="WWNum3">
        <text:list-item text:start-value="1">
          <text:p text:style-name="P19">Guia para Documento de Requisitos; UFU, Facom; <text:a xlink:type="simple" xlink:href="http://www.facom.ufu.br/" office:target-frame-name="_top" xlink:show="replace" text:style-name="Internet_20_link" text:visited-style-name="Visited_20_Internet_20_Link"><text:span text:style-name="Internet_20_link">http://www.facom.ufu.br</text:span></text:a>;</text:p>
        </text:list-item>
      </text:list>
      <text:p text:style-name="P9"><draw:frame draw:style-name="fr1" draw:name="Quadro2" text:anchor-type="paragraph" svg:x="17.528cm" svg:y="0.002cm" svg:width="1.027cm" style:rel-width="scale" svg:height="1.305cm" style:rel-height="scale" draw:z-index="1"><draw:text-box><text:p text:style-name="Capítulo"><text:span text:style-name="Fonte_20_parág._20_padrão"><text:span text:style-name="T7"><draw:frame draw:style-name="fr3" draw:name="1" text:anchor-type="as-char" svg:y="0cm" svg:width="1.032cm" style:rel-width="scale" svg:height="1.296cm" style:rel-height="scale" draw:z-index="4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span></text:p></draw:text-box></draw:frame><text:span text:style-name="Fonte_20_parág._20_padrão"><text:span text:style-name="T6">Capítulo</text:span></text:span></text:p>
      <text:list xml:id="list154328163264800" text:style-name="WWNum1">
        <text:list-item>
          <text:p text:style-name="P14"><text:bookmark-start text:name="__RefHeading___Toc490910521"/>Descrição geral do sistema<text:bookmark-end text:name="__RefHeading___Toc490910521"/></text:p>
        </text:list-item>
      </text:list>
      <text:p text:style-name="Texto_20_Normal">O sistema possibilitará ao usuário realizar seu cadastro, além disso, possibilitará também o agendamento de consultas e a geração de relatórios.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0"><draw:frame draw:style-name="fr1" draw:name="Quadro4" text:anchor-type="paragraph" svg:x="17.528cm" svg:y="0.002cm" svg:width="1.027cm" style:rel-width="scale" svg:height="1.305cm" style:rel-height="scale" draw:z-index="3"><draw:text-box><text:p text:style-name="Capítulo"><text:span text:style-name="Fonte_20_parág._20_padrão"><text:span text:style-name="T7"><draw:frame draw:style-name="fr3" draw:name="Objeto2" text:anchor-type="as-char" svg:y="0cm" svg:width="1.032cm" style:rel-width="scale" svg:height="1.296cm" style:rel-height="scale" draw:z-index="5"><draw:object-ole xlink:href="./Object 2" xlink:type="simple" xlink:show="embed" xlink:actuate="onLoad"/><draw:image xlink:href="./ObjectReplacements/Object 2" xlink:type="simple" xlink:show="embed" xlink:actuate="onLoad"/><svg:desc>Objeto OLE</svg:desc></draw:frame></text:span></text:span></text:p></draw:text-box></draw:frame><draw:frame draw:style-name="fr1" draw:name="Quadro3" text:anchor-type="paragraph" svg:x="17.528cm" svg:y="0.002cm" svg:width="1.027cm" style:rel-width="scale" svg:height="1.305cm" style:rel-height="scale" draw:z-index="2"><draw:text-box><text:p text:style-name="Capítulo"><text:span text:style-name="Fonte_20_parág._20_padrão"><text:span text:style-name="T7"><draw:frame draw:style-name="fr3" draw:name="Objeto1" text:anchor-type="as-char" svg:y="0cm" svg:width="1.032cm" style:rel-width="scale" svg:height="1.296cm" style:rel-height="scale" draw:z-index="6"><draw:object-ole xlink:href="./Object 3" xlink:type="simple" xlink:show="embed" xlink:actuate="onLoad"/><draw:image xlink:href="./ObjectReplacements/Object 3" xlink:type="simple" xlink:show="embed" xlink:actuate="onLoad"/><svg:desc>Objeto OLE</svg:desc></draw:frame></text:span></text:span></text:p></draw:text-box></draw:frame><text:bookmark-end text:name="_Ref471361536"/><text:span text:style-name="Fonte_20_parág._20_padrão"><text:span text:style-name="T6">Capítulo</text:span></text:span></text:p>
      <text:list xml:id="list154517239147335" text:continue-numbering="true" text:style-name="WWNum1">
        <text:list-item>
          <text:p text:style-name="P14"><text:bookmark-start text:name="__RefHeading___Toc490910535"/>Requisitos não funcionais<text:bookmark-end text:name="__RefHeading___Toc490910535"/></text:p>
          <text:list>
            <text:list-item>
              <text:p text:style-name="P16"><text:bookmark-start text:name="__RefHeading___Toc490910536"/>Usabilidade<text:bookmark-end text:name="__RefHeading___Toc490910536"/></text:p>
            </text:list-item>
          </text:list>
        </text:list-item>
      </text:list>
      <text:p text:style-name="Texto_20_Normal">Esta seção descreve os requisitos não funcionais associados à facilidade de uso da interface com o usuário, material de treinamento e documentação do sistema.</text:p>
      <text:list xml:id="list2864084005" text:style-name="L1">
        <text:list-item>
          <text:p text:style-name="P20"><text:bookmark-start text:name="__RefHeading___Toc490910537"/>[NF001] Interface prática<text:bookmark-end text:name="__RefHeading___Toc490910537"/></text:p>
        </text:list-item>
      </text:list>
      <text:p text:style-name="Texto_20_Normal">O software deve ter uma interface prática que agilize o cadastro de vários itens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>
          <table:table-cell table:style-name="Tabela8.A1" office:value-type="string">
            <text:p text:style-name="P7"><text:span text:style-name="Fonte_20_parág._20_padrão"><text:span text:style-name="T8">Prioridade</text:span></text:span>:</text:p>
          </table:table-cell>
          <table:table-cell table:style-name="Tabela8.A1" office:value-type="string">
            <text:p text:style-name="P8"></text:p>
          </table:table-cell>
          <table:table-cell table:style-name="Tabela8.A1" office:value-type="string">
            <text:p text:style-name="P6">Essencial</text:p>
          </table:table-cell>
          <table:table-cell table:style-name="Tabela8.A1" office:value-type="string">
            <text:p text:style-name="P8"></text:p>
          </table:table-cell>
          <table:table-cell table:style-name="Tabela8.A1" office:value-type="string">
            <text:p text:style-name="P6">Importante</text:p>
          </table:table-cell>
          <table:table-cell table:style-name="Tabela8.A1" office:value-type="string">
            <text:p text:style-name="P8"></text:p>
          </table:table-cell>
          <table:table-cell table:style-name="Tabela8.A1" office:value-type="string">
            <text:p text:style-name="P6">Desejável</text:p>
          </table:table-cell>
        </table:table-row>
      </table:table>
      <text:list xml:id="list154326842875197" text:style-name="WWNum1">
        <text:list-item>
          <text:list>
            <text:list-item>
              <text:p text:style-name="P16"><text:bookmark-start text:name="__RefHeading___Toc490910543"/>Segurança<text:bookmark-end text:name="__RefHeading___Toc490910543"/></text:p>
            </text:list-item>
          </text:list>
        </text:list-item>
      </text:list>
      <text:p text:style-name="Texto_20_Normal">Esta seção descreve os requisitos não funcionais associados à integridade, privacidade e autenticidade dos dados do sistema.</text:p>
      <text:list xml:id="list154328319102123" text:style-name="L1">
        <text:list-item>
          <text:p text:style-name="P20"><text:bookmark-start text:name="__RefHeading___Toc490910544"/>[NF002] Segurança do banco de dados<text:bookmark-end text:name="__RefHeading___Toc490910544"/></text:p>
        </text:list-item>
      </text:list>
      <text:p text:style-name="Texto_20_Normal">O software deve ser protegido contra SQL injection.</text:p>
      <text:p text:style-name="Texto_20_Normal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7"><text:span text:style-name="Fonte_20_parág._20_padrão"><text:span text:style-name="T8">Prioridade</text:span></text:span>:</text:p>
          </table:table-cell>
          <table:table-cell table:style-name="Tabela9.A1" office:value-type="string">
            <text:p text:style-name="P8"></text:p>
          </table:table-cell>
          <table:table-cell table:style-name="Tabela9.A1" office:value-type="string">
            <text:p text:style-name="P6">Essencial</text:p>
          </table:table-cell>
          <table:table-cell table:style-name="Tabela9.A1" office:value-type="string">
            <text:p text:style-name="P8"></text:p>
          </table:table-cell>
          <table:table-cell table:style-name="Tabela9.A1" office:value-type="string">
            <text:p text:style-name="P6">Importante</text:p>
          </table:table-cell>
          <table:table-cell table:style-name="Tabela9.A1" office:value-type="string">
            <text:p text:style-name="P8"></text:p>
          </table:table-cell>
          <table:table-cell table:style-name="Tabela9.A1" office:value-type="string">
            <text:p text:style-name="P6">Desejável</text:p>
          </table:table-cell>
        </table:table-row>
      </table:table>
      <text:list xml:id="list154327128758708" text:style-name="WWNum1">
        <text:list-item>
          <text:list>
            <text:list-item>
              <text:p text:style-name="P16"><text:bookmark-start text:name="__RefHeading___Toc490910547"/>Padrões<text:bookmark-end text:name="__RefHeading___Toc490910547"/></text:p>
            </text:list-item>
          </text:list>
        </text:list-item>
      </text:list>
      <text:p text:style-name="Texto_20_Normal">Esta seção descreve os requisitos não funcionais associados a padrões ou normas que devem ser seguidos pelo sistema ou pelo seu processo de desenvolvimento.</text:p>
      <text:list xml:id="list154328673962186" text:style-name="L1">
        <text:list-item>
          <text:p text:style-name="P20"><text:bookmark-start text:name="__RefHeading___Toc490910548"/>[NF003] Padrão MVC<text:bookmark-end text:name="__RefHeading___Toc490910548"/></text:p>
        </text:list-item>
      </text:list>
      <text:p text:style-name="Texto_20_Normal">O software deve utilizar o padrão MVC.</text:p>
      <text:p text:style-name="Texto_20_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7"><text:span text:style-name="Fonte_20_parág._20_padrão"><text:span text:style-name="T8">Prioridade</text:span></text:span>:</text:p>
          </table:table-cell>
          <table:table-cell table:style-name="Tabela10.A1" office:value-type="string">
            <text:p text:style-name="P8"></text:p>
          </table:table-cell>
          <table:table-cell table:style-name="Tabela10.A1" office:value-type="string">
            <text:p text:style-name="P6">Essencial</text:p>
          </table:table-cell>
          <table:table-cell table:style-name="Tabela10.A1" office:value-type="string">
            <text:p text:style-name="P8"></text:p>
          </table:table-cell>
          <table:table-cell table:style-name="Tabela10.A1" office:value-type="string">
            <text:p text:style-name="P6">Importante</text:p>
          </table:table-cell>
          <table:table-cell table:style-name="Tabela10.A1" office:value-type="string">
            <text:p text:style-name="P8"></text:p>
          </table:table-cell>
          <table:table-cell table:style-name="Tabela10.A1" office:value-type="string">
            <text:p text:style-name="P6">Desejável</text:p>
          </table:table-cell>
        </table:table-row>
      </table:table>
      <text:list xml:id="list154328206125830" text:style-name="WWNum1">
        <text:list-item>
          <text:list>
            <text:list-item>
              <text:p text:style-name="P16"/>
            </text:list-item>
          </text:list>
        </text:list-item>
      </text:list>
      <text:p text:style-name="Texto_20_Normal"/>
      <text:p text:style-name="Texto_20_Normal"/>
      <text:p text:style-name="Texto_20_Normal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fo:hyphenate="fals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 draw:opacity="100%"/>
      <style:paragraph-properties fo:margin-top="0.635cm" fo:margin-bottom="0.212cm" loext:contextual-spacing="false" fo:hyphenation-ladder-count="no-limit" fo:background-color="#cccccc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size-complex="10pt" style:language-complex="ar" style:country-complex="SA" fo:hyphenate="false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size-complex="10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Cabeçalho_20_Capa_20_1" style:display-name="Cabeçalho Capa 1" style:family="paragraph">
      <style:paragraph-properties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size-complex="10pt" style:language-complex="ar" style:country-complex="SA" fo:hyphenate="false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size-complex="10pt" style:language-complex="ar" style:country-complex="SA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fo:hyphenate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size-complex="10pt" style:language-complex="ar" style:country-complex="SA" fo:hyphenate="false"/>
    </style:style>
    <style:style style:name="Item" style:family="paragraph">
      <style:paragraph-properties fo:margin-left="1.016cm" fo:margin-right="0cm" fo:hyphenation-ladder-count="no-limit" fo:text-indent="0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loext:contextual-spacing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 fo:hyphenate="false"/>
    </style:style>
    <style:style style:name="Numerada" style:family="paragraph" style:next-style-name="Texto_20_Normal">
      <style:paragraph-properties fo:margin-left="1.501cm" fo:margin-right="0cm" fo:margin-top="0.423cm" fo:margin-bottom="0.212cm" loext:contextual-spacing="false" fo:hyphenation-ladder-count="no-limit" fo:text-indent="-0.508cm" style:auto-text-indent="false">
        <style:tab-stops/>
      </style:paragraph-properties>
      <style:text-properties fo:font-size="11pt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hyphenation-ladder-count="no-limit"/>
      <style:text-properties fo:hyphenate="fals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hyphenation-ladder-count="no-limit"/>
      <style:text-properties fo:color="#0000ff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pt" style:country-asian="BR" style:font-weight-asian="bold" style:font-size-complex="10pt" style:language-complex="ar" style:country-complex="SA" fo:hyphenate="false"/>
    </style:style>
    <style:style style:name="Versão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pt" style:country-asian="BR" style:font-size-complex="10pt" style:language-complex="ar" style:country-complex="SA" fo:hyphenate="false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pt" style:country-asian="BR" style:font-weight-asian="bold" style:font-size-complex="10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379cm" fo:margin-left="-0.191cm" table:align="left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" style:family="table">
      <style:table-properties style:width="16.302cm" fo:margin-left="-0.191cm" table:align="left"/>
    </style:style>
    <style:style style:name="Tabela2.A" style:family="table-column">
      <style:table-column-properties style:column-width="8.151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Tabela3" style:family="table">
      <style:table-properties style:width="16.379cm" fo:margin-left="-0.191cm" table:align="left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" style:family="table">
      <style:table-properties style:width="16.302cm" fo:margin-left="-0.191cm" table:align="left"/>
    </style:style>
    <style:style style:name="Tabela4.A" style:family="table-column">
      <style:table-column-properties style:column-width="8.151cm"/>
    </style:style>
    <style:style style:name="Tabela4.A1" style:family="table-cell">
      <style:table-cell-properties fo:padding-left="0.191cm" fo:padding-right="0.191cm" fo:padding-top="0cm" fo:padding-bottom="0cm" fo:border="none" style:writing-mode="lr-tb"/>
    </style:style>
    <style:style style:name="Tabela5" style:family="table">
      <style:table-properties style:width="16.379cm" fo:margin-left="-0.191cm" table:align="left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6" style:family="table">
      <style:table-properties style:width="16.302cm" fo:margin-left="-0.191cm" table:align="left"/>
    </style:style>
    <style:style style:name="Tabela6.A" style:family="table-column">
      <style:table-column-properties style:column-width="8.151cm"/>
    </style:style>
    <style:style style:name="Tabela6.A1" style:family="table-cell">
      <style:table-cell-properties fo:padding-left="0.191cm" fo:padding-right="0.191cm" fo:padding-top="0cm" fo:padding-bottom="0cm" fo:border="none" style:writing-mode="lr-tb"/>
    </style:style>
    <style:style style:name="Tabela7" style:family="table">
      <style:table-properties style:width="16.379cm" fo:margin-left="-0.191cm" table:align="left"/>
    </style:style>
    <style:style style:name="Tabela7.A" style:family="table-column">
      <style:table-column-properties style:column-width="11.442cm"/>
    </style:style>
    <style:style style:name="Tabela7.B" style:family="table-column">
      <style:table-column-properties style:column-width="4.937cm"/>
    </style:style>
    <style:style style:name="Tabela7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01cm" fo:margin-left="0cm" fo:margin-right="0cm" fo:margin-bottom="0cm" style:dynamic-spacing="true"/>
      </style:header-style>
      <style:footer-style>
        <style:header-footer-properties fo:min-height="2.4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  <style:master-page style:name="MP1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Footer">Versão 1.0</text:p>
            </table:table-cell>
            <table:table-cell table:style-name="Tabela1.A1" office:value-type="string">
              <text:p text:style-name="MP1">setembro / 2019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ela2" table:style-name="Tabela2">
          <table:table-column table:style-name="Tabela2.A" table:number-columns-repeated="2"/>
          <table:table-row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Footer">Versão 1.0</text:p>
            </table:table-cell>
            <table:table-cell table:style-name="Tabela3.A1" office:value-type="string">
              <text:p text:style-name="MP1">setembro / 2019</text:p>
            </table:table-cell>
          </table:table-row>
        </table:table>
        <text:p text:style-name="Footer"/>
      </style:footer>
    </style:master-page>
    <style:master-page style:name="MP3" style:page-layout-name="Mpm4">
      <style:header>
        <table:table table:name="Tabela4" table:style-name="Tabela4">
          <table:table-column table:style-name="Tabela4.A" table:number-columns-repeated="2"/>
          <table:table-row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Footer">Versão 1.0</text:p>
            </table:table-cell>
            <table:table-cell table:style-name="Tabela5.A1" office:value-type="string">
              <text:p text:style-name="MP1">setembro / 2019</text:p>
            </table:table-cell>
          </table:table-row>
        </table:table>
        <text:p text:style-name="Footer"/>
      </style:footer>
    </style:master-page>
    <style:master-page style:name="MP4" style:page-layout-name="Mpm4">
      <style:header>
        <table:table table:name="Tabela6" table:style-name="Tabela6">
          <table:table-column table:style-name="Tabela6.A" table:number-columns-repeated="2"/>
          <table:table-row>
            <table:table-cell table:style-name="Tabela6.A1" office:value-type="string">
              <text:p text:style-name="Header"><text:span text:style-name="Page_20_Number">Documento de Requisitos</text:span></text:p>
            </table:table-cell>
            <table:table-cell table:style-name="Tabela6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Footer">Versão 1.0</text:p>
            </table:table-cell>
            <table:table-cell table:style-name="Tabela7.A1" office:value-type="string">
              <text:p text:style-name="MP1">setembr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creation-date>2019-05-01T13:37:00Z</meta:creation-date>
    <dc:date>2019-12-04T15:45:14.041999251</dc:date>
    <meta:editing-cycles>7</meta:editing-cycles>
    <meta:editing-duration>PT10M47S</meta:editing-duration>
    <meta:document-statistic meta:table-count="10" meta:image-count="0" meta:object-count="3" meta:page-count="7" meta:paragraph-count="86" meta:word-count="498" meta:character-count="3216" meta:non-whitespace-character-count="2806"/>
    <meta:template xlink:type="simple" xlink:actuate="onRequest" xlink:title="" xlink:href="../../../../../tmp/mozilla_gdl0/Requisitos%20Nao%20Funcionais.odt/Normal"/>
  </office:meta>
</office:document-meta>
</file>